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1.65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5.09pt" fo:break-before="auto" style:use-optimal-row-height="false"/>
    </style:style>
    <style:style style:name="ro2" style:family="table-row">
      <style:table-row-properties style:row-height="49.6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  <style:text-properties style:text-outline="false" style:text-line-through-style="none" style:text-line-through-type="none" style:font-name="Times New Roman" fo:font-size="12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italic" style:font-weight-asian="normal" style:font-name-complex="Lucida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marker-end="Arrowheads_20_1" draw:textarea-horizontal-align="center" draw:textarea-vertical-align="middle"/>
    </style:style>
    <style:style style:name="gr2" style:family="graphic">
      <style:graphic-properties draw:fill-color="#fffacd" draw:textarea-horizontal-align="justify" draw:textarea-vertical-align="middle" draw:auto-grow-height="false" fo:min-height="13.24pt" fo:min-width="31.27pt"/>
    </style:style>
    <style:style style:name="P1" style:family="paragraph">
      <style:paragraph-properties fo:text-align="center"/>
    </style:style>
    <style:style style:name="P2" style:family="paragraph">
      <loext:graphic-properties draw:fill-color="#fffacd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it" fo:country="IT" style:language-asian="zh" style:country-asian="CN" style:language-complex="hi" style:country-complex="IN" style:font-name-asian="PingFang SC" style:font-name-complex="Lucida 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0pt" fo:font-weight="normal" style:text-underline-style="none" style:text-underline-color="font-color" style:text-line-through-type="none" style:text-outline="false" fo:text-shadow="none" style:text-line-through-mode="continuous" fo:language="it" fo:country="IT" style:language-asian="zh" style:country-asian="CN" style:language-complex="hi" style:country-complex="IN" style:font-name-asian="PingFang SC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style:text-outline="false" fo:text-shadow="none" style:text-line-through-mode="continuous" fo:language="it" fo:country="IT" style:language-asian="zh" style:country-asian="CN" style:language-complex="hi" style:country-complex="IN" style:font-name-asian="PingFang SC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123.65pt" svg:y1="61.6pt" svg:x2="168.21pt" svg:y2="95.58pt">
            <text:p/>
          </draw:line>
          <draw:line draw:z-index="1" draw:style-name="gr1" draw:text-style-name="P1" svg:x1="125.86pt" svg:y1="101.93pt" svg:x2="167.67pt" svg:y2="101.91pt">
            <text:p/>
          </draw:line>
          <draw:line draw:z-index="2" draw:style-name="gr1" draw:text-style-name="P1" svg:x1="174.3pt" svg:y1="57.54pt" svg:x2="174.3pt" svg:y2="92.66pt">
            <text:p/>
          </draw:line>
          <draw:custom-shape draw:z-index="3" draw:style-name="gr2" draw:text-style-name="P2" svg:width="31.27pt" svg:height="13.24pt" svg:x="179.83pt" svg:y="59.07pt">
            <text:p text:style-name="P1">+1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2" svg:width="31.27pt" svg:height="13.24pt" svg:x="128.13pt" svg:y="108.28pt">
            <text:p text:style-name="P1">+1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2" svg:width="31.27pt" svg:height="13.24pt" svg:x="128.72pt" svg:y="56.44pt">
            <text:p text:style-name="P1">0/+1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2"/>
        <table:table-column table:style-name="co2" table:default-cell-style-name="ce1"/>
        <table:table-column table:style-name="co3" table:number-columns-repeated="1021" table:default-cell-style-name="ce4"/>
        <table:table-row table:style-name="ro1">
          <table:table-cell/>
          <table:table-cell table:style-name="ce1" office:value-type="string" calcext:value-type="string">
            <text:p><text:span text:style-name="T2">T</text:span><text:span text:style-name="T1">[</text:span><text:span text:style-name="T2">i</text:span>-1<text:span text:style-name="T1">]</text:span></text:p>
          </table:table-cell>
          <table:table-cell office:value-type="string" calcext:value-type="string">
            <text:p>T<text:span text:style-name="T1">[</text:span>i<text:span text:style-name="T1">]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<text:span text:style-name="T1">[</text:span>i<text:span text:style-name="T1">-1]</text:span></text:p>
          </table:table-cell>
          <table:table-cell office:value-type="string" calcext:value-type="string">
            <text:p>DP<text:span text:style-name="T1">[</text:span>i-<text:span text:style-name="T1">1][</text:span>j-<text:span text:style-name="T1">1]</text:span></text:p>
          </table:table-cell>
          <table:table-cell table:style-name="ce2" office:value-type="string" calcext:value-type="string">
            <text:p>DP<text:span text:style-name="T1">[</text:span>i<text:span text:style-name="T1">-1][</text:span>j<text:span text:style-name="T1">]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<text:span text:style-name="T1">[</text:span>i<text:span text:style-name="T1">]</text:span></text:p>
          </table:table-cell>
          <table:table-cell office:value-type="string" calcext:value-type="string">
            <text:p>DP<text:span text:style-name="T1">[</text:span>i<text:span text:style-name="T1">][</text:span>j-<text:span text:style-name="T1">1]</text:span></text:p>
          </table:table-cell>
          <table:table-cell table:style-name="ce3" office:value-type="string" calcext:value-type="string">
            <text:p><text:span text:style-name="T3">DP</text:span><text:span text:style-name="T4">[</text:span><text:span text:style-name="T5">i</text:span><text:span text:style-name="T4">][</text:span><text:span text:style-name="T5">j</text:span><text:span text:style-name="T4">]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00:04:42.580770339</meta:creation-date>
    <dc:date>2019-02-12T00:22:00.373905061</dc:date>
    <meta:editing-duration>PT6M57S</meta:editing-duration>
    <meta:editing-cycles>2</meta:editing-cycles>
    <meta:generator>LibreOffice/6.1.0.3$MacOSX_X86_64 LibreOffice_project/efb621ed25068d70781dc026f7e9c5187a4decd1</meta:generator>
    <meta:document-statistic meta:table-count="1" meta:cell-count="8" meta:object-count="6"/>
  </office:meta>
</office:document-meta>
</file>